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EQUEST</text:p>
          </table:table-cell>
          <table:table-cell office:value-type="string">
            <text:p>IMPLEMENTED</text:p>
          </table:table-cell>
          <table:table-cell office:value-type="string">
            <text:p>TESTED</text:p>
          </table:table-cell>
          <table:table-cell office:value-type="string">
            <text:p>CALLER</text:p>
          </table:table-cell>
          <table:table-cell office:value-type="string">
            <text:p>Complete URL</text:p>
          </table:table-cell>
        </table:table-row>
        <table:table-row table:style-name="ro2">
          <table:table-cell office:value-type="string">
            <text:p>signin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signup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join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leavemap</text:p>
          </table:table-cell>
          <table:table-cell table:number-columns-repeated="2"/>
          <table:table-cell office:value-type="string">
            <text:p>User</text:p>
          </table:table-cell>
          <table:table-cell/>
        </table:table-row>
        <table:table-row table:style-name="ro2">
          <table:table-cell office:value-type="string">
            <text:p>registerservlet</text:p>
          </table:table-cell>
          <table:table-cell table:number-columns-repeated="2"/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registerarena</text:p>
          </table:table-cell>
          <table:table-cell table:number-columns-repeated="2"/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maparenaservlet</text:p>
          </table:table-cell>
          <table:table-cell table:number-columns-repeated="2"/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Tempinit::DEBUG::</text:p>
          </table:table-cell>
          <table:table-cell table:number-columns-repeated="2"/>
          <table:table-cell office:value-type="string">
            <text:p>Admin</text:p>
          </table:table-cell>
          <table:table-cell/>
        </table:table-row>
        <table:table-row table:style-name="ro2">
          <table:table-cell office:value-type="string">
            <text:p>tempgetdbpath::DEBUG::</text:p>
          </table:table-cell>
          <table:table-cell table:number-columns-repeated="2"/>
          <table:table-cell office:value-type="string">
            <text:p>Admin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th Ranasinghe</meta:initial-creator>
    <meta:creation-date>2014-01-04T01:02:01</meta:creation-date>
    <dc:date>2014-01-04T03:26:28</dc:date>
    <dc:creator>Malith Ranasinghe</dc:creator>
    <meta:editing-duration>PT2H22M45S</meta:editing-duration>
    <meta:editing-cycles>6</meta:editing-cycles>
    <meta:generator>LibreOffice/3.5$Linux_x86 LibreOffice_project/350m1$Build-2</meta:generator>
    <meta:document-statistic meta:table-count="3" meta:cell-count="27" meta:object-count="0"/>
  </office:meta>
</office:document-meta>
</file>